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Noto Sans Devanagari1" svg:font-family="'Noto Sans Devanagari'" style:font-family-generic="swiss"/>
    <style:font-face style:name="Times New Roman1" svg:font-family="'Times New Roman'" style:font-family-generic="roman"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language="en" fo:country="US" officeooo:rsid="00076eb0" officeooo:paragraph-rsid="00076eb0"/>
    </style:style>
    <style:style style:name="P2" style:family="paragraph" style:parent-style-name="Standard">
      <style:paragraph-properties fo:line-height="150%" fo:text-align="center" style:justify-single-word="false"/>
      <style:text-properties style:font-name="Times New Roman1" fo:language="en" fo:country="US" officeooo:rsid="00076eb0" officeooo:paragraph-rsid="00076eb0"/>
    </style:style>
    <style:style style:name="P3" style:family="paragraph" style:parent-style-name="Standard">
      <style:paragraph-properties fo:line-height="200%" fo:text-align="start" style:justify-single-word="false"/>
      <style:text-properties style:font-name="Times New Roman1" fo:language="en" fo:country="US" officeooo:rsid="00076eb0" officeooo:paragraph-rsid="00076eb0"/>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 excuses - Titus 2:11-14</text:p>
      <text:p text:style-name="P1"/>
      <text:p text:style-name="P2"><text:span text:style-name="T1">For the grace of God that brings salvation has appeared to all men, teaching us that, denying ungodliness and worldly desires, we should live soberly, righteously, and in godliness in this present world, as we await the blessed hope and the appearing of the glory of our great God and Savior Jesus Christ, who gave Himself for us, that He might redeem us from all lawlessness and purify for Himself a special people, zealous of good works.</text:span></text:p>
      <text:p text:style-name="P3"/>
      <text:p text:style-name="P3"><text:tab/>There is a common question that we Christians get asked all the time. That question is, How can people who have never heard of Christ rightly get sent to hell? The answer is clear, because God will always make a way, and has always made a way for people to die without excuse. He reveals Himself through creation, through the Word and finally through Christ. </text:p>
      <text:p text:style-name="P3"><text:tab/>There are plenty of stories about tribes who have had no human contact other than their own peoples that have been sent a witness from God. They knew that there was only one God and wanted to know Him more and God sent Him someone. The first instance ever recorded was when the eunuch from Ethiopia was reading Isaiah and did not understand but wanted to understand. Christ sent Phillip to tell him the Good News about Jesus Christ. </text:p>
      <text:p text:style-name="P3"><text:tab/>It is through this interaction that history says that Ethiopia quickly became a Christian nation. Christianity continues to be the majority religion in that country to this date. The moral of this story is that God will always make a way for peoples to know Him more. There is not one person who can enter into eternity and claim ignorance. Many will try, but Christ will show them the truth.</text:p>
      <text:p text:style-name="P3"><text:tab/>Remember this week to continue on seeking after God. He will always make a way for His children to know Him better. Read your bibles, pray to your Father, and share the Good News throughout the World. Classes may take their pla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Noto Sans Devanagari1" svg:font-family="'Noto Sans Devanagari'" style:font-family-generic="swiss"/>
    <style:font-face style:name="Times New Roman1" svg:font-family="'Times New Roman'" style:font-family-generic="roman"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5T19:20:21.630674694</meta:creation-date>
    <dc:date>2021-05-15T19:34:08.862859408</dc:date>
    <meta:editing-duration>PT1M26S</meta:editing-duration>
    <meta:editing-cycles>2</meta:editing-cycles>
    <meta:document-statistic meta:table-count="0" meta:image-count="0" meta:object-count="0" meta:page-count="1" meta:paragraph-count="6" meta:word-count="338" meta:character-count="1884" meta:non-whitespace-character-count="1545"/>
    <meta:generator>LibreOffice/7.1.3.2$Linux_X86_64 LibreOffice_project/10$Build-2</meta:generator>
  </office:meta>
</office:document-meta>
</file>